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f4980" officeooo:paragraph-rsid="000f4980"/>
    </style:style>
    <style:style style:name="T1" style:family="text">
      <style:text-properties officeooo:rsid="0010ce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2179059678300005398" text:style-name="L1">
        <text:list-item>
          <text:p text:style-name="P8">Pour la consultation préopératoire : <text:span text:style-name="T1"><text:text-input text:description="&lt;only_time3()&gt;">&lt;only_time3()&gt;</text:text-input></text:span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5-31T21:52:16.865798396</dc:date>
    <meta:editing-duration>PT6H26M6S</meta:editing-duration>
    <meta:editing-cycles>95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2" meta:word-count="114" meta:character-count="632" meta:non-whitespace-character-count="562"/>
  </office:meta>
</office:document-meta>
</file>